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 AM" svg:font-family="'Arial A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 AM" style:font-name-complex="Arial A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ash – Tike Tike Kardi</text:h>
      <text:p text:style-name="Standard"/>
      <text:p text:style-name="Standard">Bia to, khodet bia to</text:p>
      <text:p text:style-name="Standard">Faghat to bia pahlooye man</text:p>
      <text:p text:style-name="Standard">Negato, sedato, labato</text:p>
      <text:p text:style-name="Standard">Mikham baraye man</text:p>
      <text:p text:style-name="Standard">Bia to! pahloye man!</text:p>
      <text:p text:style-name="Standard">Negato! mikham ba man!</text:p>
      <text:p text:style-name="Standard">Sedato! dust daram!</text:p>
      <text:p text:style-name="Standard"> </text:p>
      <text:p text:style-name="Standard">[Chorus x2]</text:p>
      <text:p text:style-name="Standard">Tike tike kardi</text:p>
      <text:p text:style-name="Standard">Dele mano</text:p>
      <text:p text:style-name="Standard">Sarbe saram nazar dige dige mikhamet</text:p>
      <text:p text:style-name="Standard">Tike tike bordi dele mano</text:p>
      <text:p text:style-name="Standard">Dar bedaram kardi toro toro mikhamet</text:p>
      <text:p text:style-name="Standard"/>
      <text:p text:style-name="Standard"/>
      <text:p text:style-name="P1">بیا تو خودت بیا تو</text:p>
      <text:p text:style-name="P1">فقط تو بیا پهلوی من</text:p>
      <text:p text:style-name="P1">نگاتو صداتو لباتو می خوام برای من</text:p>
      <text:p text:style-name="P1">بیا تو پهلوی من</text:p>
      <text:p text:style-name="P1">نگاتو می خوام با من</text:p>
      <text:p text:style-name="P1">صداتو دوس دارم</text:p>
      <text:p text:style-name="P1">تیکه تیکه کردی دل منو</text:p>
      <text:p text:style-name="P1"><text:s/></text:p>
      <text:p text:style-name="P1">[Chorus x2]</text:p>
      <text:p text:style-name="P1">تیکه تیکه کردی دل منو</text:p>
      <text:p text:style-name="P1">سر به سرم نذار دیگه دیگه می خوامت</text:p>
      <text:p text:style-name="P1">تیکه تیکه بردی دل منو</text:p>
      <text:p text:style-name="P1">در به درم کردی تو رو تو رو می خوامت</text:p>
      <text:p text:style-name="P1"/>
      <text:h text:style-name="Heading_20_1" text:outline-level="1">You cut my heart into slices</text:h>
      <text:p text:style-name="P1"/>
      <text:p text:style-name="Standard">Come you, come by yourself</text:p>
      <text:p text:style-name="Standard">Come only you beside me</text:p>
      <text:p text:style-name="Standard">Your look, your voice, your lips</text:p>
      <text:p text:style-name="Standard">I want them only for myself</text:p>
      <text:p text:style-name="Standard">Come you! beside me!</text:p>
      <text:p text:style-name="Standard">Your look! I want it with me!</text:p>
      <text:p text:style-name="Standard">Your voice! I like it!</text:p>
      <text:p text:style-name="Standard"><text:s/></text:p>
      <text:p text:style-name="Standard">[Chorus x2]</text:p>
      <text:p text:style-name="Standard">You cut my heart into slices</text:p>
      <text:p text:style-name="Standard">Don’t disturb me! Then I’ll want you!</text:p>
      <text:p text:style-name="Standard">You cut my heart into slices</text:p>
      <text:p text:style-name="Standard">You make me vagrant, but I want only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 AM" svg:font-family="'Arial A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9-03T20:12:27</meta:creation-date>
    <dc:date>2017-09-03T20:29:46</dc:date>
    <dc:creator>Щ*ДЕ? эжщшп</dc:creator>
    <meta:editing-duration>PT00H05M5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43" meta:word-count="195" meta:character-count="919"/>
  </office:meta>
</office:document-meta>
</file>